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B9E000021983ACB6F73.svm" manifest:media-type=""/>
  <manifest:file-entry manifest:full-path="Pictures/2000000900002B8400002026E1DB16D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paragraph-rsid="001d649c"/>
    </style:style>
    <style:style style:name="P3" style:family="paragraph" style:parent-style-name="Text_20_body">
      <style:paragraph-properties style:writing-mode="lr-tb"/>
      <style:text-properties officeooo:paragraph-rsid="001e9b0c"/>
    </style:style>
    <style:style style:name="P4" style:family="paragraph" style:parent-style-name="Text_20_body">
      <style:paragraph-properties style:writing-mode="lr-tb"/>
      <style:text-properties officeooo:paragraph-rsid="001ef8a9"/>
    </style:style>
    <style:style style:name="P5" style:family="paragraph" style:parent-style-name="Text_20_body">
      <style:paragraph-properties style:writing-mode="lr-tb"/>
      <style:text-properties officeooo:paragraph-rsid="001f6655"/>
    </style:style>
    <style:style style:name="P6" style:family="paragraph" style:parent-style-name="Text_20_body">
      <style:paragraph-properties style:writing-mode="lr-tb"/>
      <style:text-properties officeooo:paragraph-rsid="00222400"/>
    </style:style>
    <style:style style:name="P7" style:family="paragraph" style:parent-style-name="Standard">
      <style:text-properties style:font-name="Consolas" fo:font-size="10pt" style:font-name-asian="Consolas" style:font-size-asian="10pt" style:font-name-complex="Consolas" style:font-size-complex="10pt"/>
    </style:style>
    <style:style style:name="P8" style:family="paragraph" style:parent-style-name="Standard">
      <style:text-properties fo:color="#000000" style:font-name="Consolas" fo:font-size="10pt" style:font-name-asian="Consolas" style:font-size-asian="10pt" style:font-name-complex="Consolas"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font-name-asian="Consolas" style:font-size-asian="12pt" style:font-name-complex="Consolas"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paragraph-properties fo:text-align="start" style:justify-single-word="false"/>
      <style:text-properties style:font-name="Consolas1"/>
    </style:style>
    <style:style style:name="P15" style:family="paragraph" style:parent-style-name="Text_20_body">
      <style:text-properties officeooo:paragraph-rsid="001d649c"/>
    </style:style>
    <style:style style:name="P16" style:family="paragraph" style:parent-style-name="Heading_20_1">
      <style:paragraph-properties fo:text-align="start" style:justify-single-word="false" style:writing-mode="lr-tb"/>
    </style:style>
    <style:style style:name="P17" style:family="paragraph" style:parent-style-name="Heading_20_2">
      <style:paragraph-properties fo:break-before="page"/>
    </style:style>
    <style:style style:name="P18" style:family="paragraph" style:parent-style-name="Text_20_body">
      <style:text-properties officeooo:rsid="001e8875" officeooo:paragraph-rsid="001e8875"/>
    </style:style>
    <style:style style:name="P19" style:family="paragraph" style:parent-style-name="Text_20_body" style:list-style-name="L1">
      <style:paragraph-properties style:writing-mode="lr-tb"/>
      <style:text-properties fo:font-weight="normal" officeooo:rsid="00204638" officeooo:paragraph-rsid="00204638" style:font-weight-asian="normal" style:font-weight-complex="normal"/>
    </style:style>
    <style:style style:name="P20" style:family="paragraph" style:parent-style-name="Text_20_body">
      <style:paragraph-properties style:writing-mode="lr-tb"/>
      <style:text-properties officeooo:rsid="001e9b0c"/>
    </style:style>
    <style:style style:name="T1" style:family="text">
      <style:text-properties fo:font-weight="bold" style:font-weight-asian="bold" style:font-weight-complex="bold"/>
    </style:style>
    <style:style style:name="T2" style:family="text">
      <style:text-properties fo:font-weight="bold" officeooo:rsid="001e9b0c" style:font-weight-asian="bold" style:font-weight-complex="bold"/>
    </style:style>
    <style:style style:name="T3" style:family="text">
      <style:text-properties fo:font-weight="bold" officeooo:rsid="001ef8a9" style:font-weight-asian="bold" style:font-weight-complex="bold"/>
    </style:style>
    <style:style style:name="T4" style:family="text">
      <style:text-properties fo:font-weight="bold" officeooo:rsid="001f6655" style:font-weight-asian="bold" style:font-weight-complex="bold"/>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c0" fo:font-style="italic" style:font-style-asian="italic" style:font-style-complex="italic"/>
    </style:style>
    <style:style style:name="T9" style:family="text">
      <style:text-properties fo:color="#3f7f5f"/>
    </style:style>
    <style:style style:name="T10" style:family="text">
      <style:text-properties officeooo:rsid="001d649c"/>
    </style:style>
    <style:style style:name="T11" style:family="text">
      <style:text-properties officeooo:rsid="001d6527"/>
    </style:style>
    <style:style style:name="T12" style:family="text">
      <style:text-properties officeooo:rsid="001e9b0c"/>
    </style:style>
    <style:style style:name="T13" style:family="text">
      <style:text-properties fo:font-weight="normal" officeooo:rsid="001e9b0c" style:font-weight-asian="normal" style:font-weight-complex="normal"/>
    </style:style>
    <style:style style:name="T14" style:family="text">
      <style:text-properties fo:font-weight="normal" officeooo:rsid="001ef8a9" style:font-weight-asian="normal" style:font-weight-complex="normal"/>
    </style:style>
    <style:style style:name="T15" style:family="text">
      <style:text-properties fo:font-weight="normal" officeooo:rsid="001f6655" style:font-weight-asian="normal" style:font-weight-complex="normal"/>
    </style:style>
    <style:style style:name="T16" style:family="text">
      <style:text-properties fo:font-weight="normal" officeooo:rsid="00204638" style:font-weight-asian="normal" style:font-weight-complex="normal"/>
    </style:style>
    <style:style style:name="T17" style:family="text">
      <style:text-properties fo:font-weight="normal" officeooo:rsid="00222400" style:font-weight-asian="normal" style:font-weight-complex="normal"/>
    </style:style>
    <style:style style:name="T18" style:family="text">
      <style:text-properties fo:font-weight="normal" officeooo:rsid="0023dab4" style:font-weight-asian="normal" style:font-weight-complex="normal"/>
    </style:style>
    <style:style style:name="T19" style:family="text">
      <style:text-properties fo:font-weight="normal" officeooo:rsid="00243af1"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Open Questions</text:h>
      <text:h text:style-name="Heading_20_2" text:outline-level="2">How to illiminate unknown identifiers in the symbolic execution tree</text:h>
      <text:p text:style-name="Text_20_body"><text:span text:style-name="T1">Problem: </text:span>It is possible that temporary variables (e.g. during unfold) are introduced by KeY which leads to symbolic execution trees which are not completly readable. However, it seems that this no problem with the defined strategy of the symbolic execution debugger. The only exception is the declaration of local variables. In this case KeY might renames the introduced variable later when it is used the first time and creates a RewriteTable entry. Normally that is the rule after that the local variable was used. But if during variable declaration an assignment is used which calls a method, the RewriteTable entry is deep in the sub tree and maybe different in branches. See the following example:</text:p>
      <text:p text:style-name="P8"><text:tab/><text:span text:style-name="T5">public</text:span> <text:span text:style-name="T5">int</text:span> main() {</text:p>
      <text:p text:style-name="P9"><text:span text:style-name="T6"><text:tab/><text:tab/></text:span><text:span text:style-name="T5">int</text:span><text:span text:style-name="T6"> result = 2;</text:span></text:p>
      <text:p text:style-name="P9"><text:span text:style-name="T6"><text:tab/><text:tab/></text:span><text:span text:style-name="T5">int</text:span><text:span text:style-name="T6"> doubleValue = doubleValue(result);</text:span></text:p>
      <text:p text:style-name="P9"><text:span text:style-name="T6"><text:tab/><text:tab/></text:span><text:span text:style-name="T5">int</text:span><text:span text:style-name="T6"> doubleDoubleValue = </text:span><text:span text:style-name="T5">this</text:span><text:span text:style-name="T6">.doubleValue(doubleValue);</text:span></text:p>
      <text:p text:style-name="P9"><text:span text:style-name="T6"><text:tab/><text:tab/></text:span><text:span text:style-name="T5">return</text:span><text:span text:style-name="T6"> doubleDoubleValue;</text:span></text:p>
      <text:p text:style-name="P11"><text:tab/>}</text:p>
      <text:p text:style-name="P11"><text:tab/></text:p>
      <text:p text:style-name="P9"><text:span text:style-name="T6"><text:tab/></text:span><text:span text:style-name="T5">public</text:span><text:span text:style-name="T6"> </text:span><text:span text:style-name="T5">int</text:span><text:span text:style-name="T6"> doubleValue(</text:span><text:span text:style-name="T5">int</text:span><text:span text:style-name="T6"> x) {</text:span></text:p>
      <text:p text:style-name="P9"><text:span text:style-name="T6"><text:tab/><text:tab/></text:span><text:span text:style-name="T5">int</text:span><text:span text:style-name="T6"> doubleValue = x * x;</text:span></text:p>
      <text:p text:style-name="P9"><text:span text:style-name="T6"><text:tab/><text:tab/></text:span><text:span text:style-name="T5">return</text:span><text:span text:style-name="T6"> doubleValue;</text:span></text:p>
      <text:p text:style-name="P11"><text:tab/>}</text:p>
      <text:p text:style-name="Text_20_body"/>
      <text:p text:style-name="Text_20_body"><draw:frame draw:style-name="fr1" draw:name="Grafik1" text:anchor-type="as-char" svg:width="11.165cm" svg:height="8.601cm" draw:z-index="0"><draw:image xlink:href="Pictures/2000000900002B9E000021983ACB6F73.svm" xlink:type="simple" xlink:show="embed" xlink:actuate="onLoad"/></draw:frame></text:p>
      <text:p text:style-name="Text_20_body"/>
      <text:p text:style-name="P1"><text:span text:style-name="Paragraph">Goal: </text:span>Find a way to replace renamings with the original name to create a symbolic execution tree which is completly readable. This includes also the this reference which is treated in key as self, except when it is declared by the code.</text:p>
      <text:p text:style-name="P1"><text:span text:style-name="T1">Current solution: </text:span>The orginal label from KeY is used resulting in not completly readable trees. A solution for the this = self problematic could be to look in the current method frame.</text:p>
      <text:h text:style-name="P17" text:outline-level="2">How to illiminate unknown variables in method return values</text:h>
      <text:p text:style-name="Text_20_body"><text:span text:style-name="T1">Problem: </text:span>To determine the concrete value of a method return a site proof is started. The site proof contains all updates and returns during symbolic execution only the variable interested in. The problem is that the return value can be an expression which contains temporary variables that are unknown in the symbolic execution tree. See the following example:</text:p>
      <text:p text:style-name="P8"><text:tab/><text:span text:style-name="T5">public</text:span> <text:span text:style-name="T5">int</text:span> tryCatchFinally(<text:span text:style-name="T5">int</text:span> input) {</text:p>
      <text:p text:style-name="P9"><text:span text:style-name="T6"><text:tab/><text:tab/></text:span><text:span text:style-name="T5">int</text:span><text:span text:style-name="T6"> result = 0;</text:span></text:p>
      <text:p text:style-name="P9"><text:span text:style-name="T6"><text:tab/><text:tab/></text:span><text:span text:style-name="T5">try</text:span><text:span text:style-name="T6"> {</text:span></text:p>
      <text:p text:style-name="P11"><text:tab/><text:tab/><text:tab/>result = 1 / input;</text:p>
      <text:p text:style-name="P11"><text:tab/><text:tab/>}</text:p>
      <text:p text:style-name="P9"><text:span text:style-name="T6"><text:tab/><text:tab/></text:span><text:span text:style-name="T5">catch</text:span><text:span text:style-name="T6"> (ArithmeticException e) {</text:span></text:p>
      <text:p text:style-name="P11"><text:tab/><text:tab/><text:tab/>result = 2;</text:p>
      <text:p text:style-name="P11"><text:tab/><text:tab/>}</text:p>
      <text:p text:style-name="P9"><text:span text:style-name="T6"><text:tab/><text:tab/></text:span><text:span text:style-name="T5">finally</text:span><text:span text:style-name="T6"> {</text:span></text:p>
      <text:p text:style-name="P11"><text:tab/><text:tab/><text:tab/>result = result * 2;</text:p>
      <text:p text:style-name="P11"><text:tab/><text:tab/>}</text:p>
      <text:p text:style-name="P9"><text:span text:style-name="T6"><text:tab/><text:tab/></text:span><text:span text:style-name="T5">return</text:span><text:span text:style-name="T6"> result;</text:span></text:p>
      <text:p text:style-name="P11"><text:tab/>}</text:p>
      <text:p text:style-name="Text_20_body"/>
      <text:p text:style-name="Text_20_body"><draw:frame draw:style-name="fr1" draw:name="Grafik2" text:anchor-type="as-char" svg:width="11.141cm" svg:height="8.23cm" draw:z-index="1"><draw:image xlink:href="Pictures/2000000900002B8400002026E1DB16D0.svm" xlink:type="simple" xlink:show="embed" xlink:actuate="onLoad"/></draw:frame></text:p>
      <text:p text:style-name="Text_20_body"/>
      <text:p text:style-name="P13">Sequent of the method return node:</text:p>
      <text:p text:style-name="P14">wellFormed(heap),<text:line-break/>self.&lt;created&gt; = TRUE,<text:line-break/>TryCatchFinally::exactInstance(self) = TRUE<text:line-break/>==&gt;<text:line-break/>self = null, input = 0, {exc:=null || result_1:=jdiv(1, input) * 2}<text:line-break/>\&lt;{try {method-frame(result-&gt;result, source=TryCatchFinally,this=self): {return result_1;<text:line-break/>}<text:line-break/>}catch (java.lang.Exception e) {exc=e;} }\&gt; (exc = null &amp; SEDAccumulate(heap, input))</text:p>
      <text:p text:style-name="Text_20_body"/>
      <text:p text:style-name="P13"><text:soft-page-break/>Sequent of the site proof:</text:p>
      <text:p text:style-name="P10">[equals(java.lang.ArithmeticException::exactInstance(a_3),TRUE),equals(input,Z(0(#))),wellFormed(heap),equals(boolean::select(heap,self,java.lang.Object::&lt;created&gt;),TRUE),equals(TryCatchFinally::exactInstance(self),TRUE)]==&gt;[update-application(parallel-upd(parallel-upd(elem-update(exc)(null),elem-update(heap)(store(store(store(create(heap,a_3),a_3,java.lang.Throwable::$cause,null),a_3,java.lang.Throwable::$message,null),a_3,java.lang.Object::&lt;initialized&gt;,TRUE))),elem-update(result_1)(Z(4(#)))),\&lt;{method-frame(result-&gt;result, source=TryCatchFinally,this=self): {return result_1;</text:p>
      <text:p text:style-name="P10"><text:s text:c="2"/>}</text:p>
      <text:p text:style-name="P10">}\&gt; (ResultPredicate(result))),equals(a_3,null),equals(boolean::select(heap,a_3,java.lang.Object::&lt;created&gt;),TRUE),equals(self,null)]</text:p>
      <text:p text:style-name="Text_20_body"/>
      <text:p text:style-name="P1"><text:span text:style-name="Paragraph">Goal: </text:span>Implement a special strategy to extract variable values in a site proof which is free of temporary variables.</text:p>
      <text:p text:style-name="P1"><text:span text:style-name="T1">Current solution: </text:span>The current solution shows the result of the default strategy as method return value to the user, even if it contains unknown variables.</text:p>
      <text:h text:style-name="Heading_20_2" text:outline-level="2">Integration of loop condition in path conditions?</text:h>
      <text:p text:style-name="Text_20_body"><text:span text:style-name="Paragraph">Problem:</text:span> If the number of loop iterations is fixed, e.g. from 0 to 3, no branch conditions are used inside the loop and the symbolic execution tree is one flat list. In this case the user don't know if a loop condition was evaluated to true or to false. On the other side is the definition of the path condition the and connection of all previous branch conditions which are required to use this path in the symbolic execution tree.</text:p>
      <text:p text:style-name="P1"><text:span text:style-name="Paragraph">Goal: </text:span>Find a way to show the user that a loop condition was evaluated to true or to false and maybe, if usefull, integrate them in path condition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font-family="Arial"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6S</meta:editing-duration>
    <meta:editing-cycles>51</meta:editing-cycles>
    <meta:generator>LibreOffice/4.1.4.2$Windows_x86 LibreOffice_project/0a0440ccc0227ad9829de5f46be37cfb6edcf72</meta:generator>
    <dc:date>2015-01-22T12:55:34.273000000</dc:date>
    <meta:document-statistic meta:table-count="0" meta:image-count="2" meta:object-count="0" meta:page-count="3" meta:paragraph-count="44" meta:word-count="551" meta:character-count="4072" meta:non-whitespace-character-count="3516"/>
    <meta:user-defined meta:name="Info 1"/>
    <meta:user-defined meta:name="Info 2"/>
    <meta:user-defined meta:name="Info 3"/>
    <meta:user-defined meta:name="Info 4"/>
  </office:meta>
</office:document-meta>
</file>